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ypewriter" svg:font-family="Typewriter" style:font-family-generic="moder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438in"/>
    </style:style>
    <style:style style:name="Table1.B" style:family="table-column">
      <style:table-column-properties style:column-width="0.7604in"/>
    </style:style>
    <style:style style:name="Table1.C" style:family="table-column">
      <style:table-column-properties style:column-width="0.7188in"/>
    </style:style>
    <style:style style:name="Table1.E" style:family="table-column">
      <style:table-column-properties style:column-width="0.6875in"/>
    </style:style>
    <style:style style:name="Table1.F" style:family="table-column">
      <style:table-column-properties style:column-width="0.6569in"/>
    </style:style>
    <style:style style:name="Table1.G" style:family="table-column">
      <style:table-column-properties style:column-width="0.7694in"/>
    </style:style>
    <style:style style:name="Table1.H" style:family="table-column">
      <style:table-column-properties style:column-width="0.771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style:min-row-height="0.31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333in"/>
    </style:style>
    <style:style style:name="Table4.B" style:family="table-column">
      <style:table-column-properties style:column-width="0.7708in"/>
    </style:style>
    <style:style style:name="Table4.C" style:family="table-column">
      <style:table-column-properties style:column-width="0.7188in"/>
    </style:style>
    <style:style style:name="Table4.D" style:family="table-column">
      <style:table-column-properties style:column-width="0.7083in"/>
    </style:style>
    <style:style style:name="Table4.E" style:family="table-column">
      <style:table-column-properties style:column-width="0.6771in"/>
    </style:style>
    <style:style style:name="Table4.F" style:family="table-column">
      <style:table-column-properties style:column-width="0.6667in"/>
    </style:style>
    <style:style style:name="Table4.G" style:family="table-column">
      <style:table-column-properties style:column-width="0.7813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list-style-name="L1">
      <style:text-properties fo:font-style="normal" fo:font-weight="normal" style:font-style-asian="normal" style:font-weight-asian="normal" style:font-style-complex="normal" style:font-weight-complex="normal"/>
    </style:style>
    <style:style style:name="P8" style:family="paragraph" style:parent-style-name="Standard" style:list-style-name="L2">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style>
    <style:style style:name="P10" style:family="paragraph" style:parent-style-name="Standard">
      <style:text-properties style:font-name="FreeMono" fo:font-style="normal" fo:font-weight="normal" style:font-style-asian="normal" style:font-weight-asian="normal" style:font-style-complex="normal" style:font-weight-complex="normal"/>
    </style:style>
    <style:style style:name="P11"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12"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style>
    <style:style style:name="P18" style:family="paragraph" style:parent-style-name="Header">
      <style:paragraph-properties fo:text-align="center" style:justify-single-word="false"/>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style="normal" style:font-style-asian="normal" style:font-style-complex="normal"/>
    </style:style>
    <style:style style:name="T4" style:family="text">
      <style:text-properties style:text-position="0% 100%" fo:font-style="italic" style:font-style-asian="italic" style:font-style-complex="italic"/>
    </style:style>
    <style:style style:name="T5" style:family="text">
      <style:text-properties style:text-position="0% 100%" style:font-name="FreeMono"/>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Task 1</text:p>
      <text:p text:style-name="Text_20_body">Performance, based on the features given in the paper (Task 3 contains a table of 3 more new features)</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row>
          <table:table-cell table:style-name="Table1.A1" table:number-columns-spanned="2" office:value-type="string">
            <text:p text:style-name="Standard"/>
          </table:table-cell>
          <table:covered-table-cell/>
          <table:table-cell table:style-name="Table1.A1" table:number-columns-spanned="3" office:value-type="string">
            <text:p text:style-name="Table_20_Heading">Truthful</text:p>
          </table:table-cell>
          <table:covered-table-cell/>
          <table:covered-table-cell/>
          <table:table-cell table:style-name="Table1.F1" table:number-columns-spanned="3" office:value-type="string">
            <text:p text:style-name="Table_20_Heading">Deceptive</text:p>
          </table:table-cell>
          <table:covered-table-cell/>
          <table:covered-table-cell/>
        </table:table-row>
        <table:table-row>
          <table:table-cell table:style-name="Table1.A2" office:value-type="string">
            <text:p text:style-name="Table_20_Contents">Features</text:p>
          </table:table-cell>
          <table:table-cell table:style-name="Table1.A2" office:value-type="string">
            <text:p text:style-name="Table_20_Contents">Accuracy</text:p>
          </table:table-cell>
          <table:table-cell table:style-name="Table1.A2" office:value-type="string">
            <text:p text:style-name="Table_20_Contents">P</text:p>
          </table:table-cell>
          <table:table-cell table:style-name="Table1.A2" office:value-type="string">
            <text:p text:style-name="Table_20_Contents">R</text:p>
          </table:table-cell>
          <table:table-cell table:style-name="Table1.A2" office:value-type="string">
            <text:p text:style-name="Table_20_Contents">F</text:p>
          </table:table-cell>
          <table:table-cell table:style-name="Table1.A2" office:value-type="string">
            <text:p text:style-name="Table_20_Contents">P</text:p>
          </table:table-cell>
          <table:table-cell table:style-name="Table1.A2" office:value-type="string">
            <text:p text:style-name="Table_20_Contents">R</text:p>
          </table:table-cell>
          <table:table-cell table:style-name="Table1.H2" office:value-type="string">
            <text:p text:style-name="Table_20_Contents">F</text:p>
          </table:table-cell>
        </table:table-row>
        <table:table-row>
          <table:table-cell table:style-name="Table1.A2" office:value-type="string">
            <text:p text:style-name="Table_20_Contents">POS<text:span text:style-name="T6">SVM</text:span></text:p>
          </table:table-cell>
          <table:table-cell table:style-name="Table1.A2" office:value-type="string">
            <text:p text:style-name="Table_20_Contents">73%</text:p>
          </table:table-cell>
          <table:table-cell table:style-name="Table1.A2" office:value-type="string">
            <text:p text:style-name="Table_20_Contents">80.07%</text:p>
          </table:table-cell>
          <table:table-cell table:style-name="Table1.A2" office:value-type="string">
            <text:p text:style-name="Table_20_Contents">61.25%</text:p>
          </table:table-cell>
          <table:table-cell table:style-name="Table1.A2" office:value-type="string">
            <text:p text:style-name="Table_20_Contents">69.41%</text:p>
          </table:table-cell>
          <table:table-cell table:style-name="Table1.A2" office:value-type="string">
            <text:p text:style-name="Table_20_Contents">68.62%</text:p>
          </table:table-cell>
          <table:table-cell table:style-name="Table1.A2" office:value-type="string">
            <text:p text:style-name="Table_20_Contents">84.75%</text:p>
          </table:table-cell>
          <table:table-cell table:style-name="Table1.H2" office:value-type="string">
            <text:p text:style-name="Table_20_Contents">75.84%</text:p>
          </table:table-cell>
        </table:table-row>
        <table:table-row>
          <table:table-cell table:style-name="Table1.A2" office:value-type="string">
            <text:p text:style-name="Table_20_Contents">UNIGRAMS<text:span text:style-name="T6">SVM</text:span></text:p>
          </table:table-cell>
          <table:table-cell table:style-name="Table1.A2" office:value-type="string">
            <text:p text:style-name="Table_20_Contents">89.75%</text:p>
          </table:table-cell>
          <table:table-cell table:style-name="Table1.A2" office:value-type="string">
            <text:p text:style-name="P15">90.77%</text:p>
          </table:table-cell>
          <table:table-cell table:style-name="Table1.A2" office:value-type="string">
            <text:p text:style-name="Table_20_Contents">88.50%</text:p>
          </table:table-cell>
          <table:table-cell table:style-name="Table1.A2" office:value-type="string">
            <text:p text:style-name="Table_20_Contents">89.62%</text:p>
          </table:table-cell>
          <table:table-cell table:style-name="Table1.A2" office:value-type="string">
            <text:p text:style-name="Table_20_Contents">88.78%</text:p>
          </table:table-cell>
          <table:table-cell table:style-name="Table1.A2" office:value-type="string">
            <text:p text:style-name="P15">91.00%</text:p>
          </table:table-cell>
          <table:table-cell table:style-name="Table1.H2" office:value-type="string">
            <text:p text:style-name="P15">89.88%</text:p>
          </table:table-cell>
        </table:table-row>
        <table:table-row>
          <table:table-cell table:style-name="Table1.A2" office:value-type="string">
            <text:p text:style-name="Table_20_Contents">BIGRAMS<text:span text:style-name="T1">+</text:span><text:span text:style-name="T6">SVM</text:span></text:p>
          </table:table-cell>
          <table:table-cell table:style-name="Table1.A2" office:value-type="string">
            <text:p text:style-name="P16">90.00%</text:p>
          </table:table-cell>
          <table:table-cell table:style-name="Table1.A2" office:value-type="string">
            <text:p text:style-name="Table_20_Contents">88.83%</text:p>
          </table:table-cell>
          <table:table-cell table:style-name="Table1.A2" office:value-type="string">
            <text:p text:style-name="Table_20_Contents">91.50%</text:p>
          </table:table-cell>
          <table:table-cell table:style-name="Table1.A2" office:value-type="string">
            <text:p text:style-name="Table_20_Contents">80.15%</text:p>
          </table:table-cell>
          <table:table-cell table:style-name="Table1.A2" office:value-type="string">
            <text:p text:style-name="Table_20_Contents">91.24%</text:p>
          </table:table-cell>
          <table:table-cell table:style-name="Table1.A2" office:value-type="string">
            <text:p text:style-name="Table_20_Contents">88.50%</text:p>
          </table:table-cell>
          <table:table-cell table:style-name="Table1.H2" office:value-type="string">
            <text:p text:style-name="Table_20_Contents">89.85%</text:p>
          </table:table-cell>
        </table:table-row>
        <table:table-row>
          <table:table-cell table:style-name="Table1.A2" office:value-type="string">
            <text:p text:style-name="Table_20_Contents">TRIGRAMS<text:span text:style-name="T1">+</text:span><text:span text:style-name="T6">SVM</text:span></text:p>
          </table:table-cell>
          <table:table-cell table:style-name="Table1.A2" office:value-type="string">
            <text:p text:style-name="P15">90.38%</text:p>
          </table:table-cell>
          <table:table-cell table:style-name="Table1.A2" office:value-type="string">
            <text:p text:style-name="Table_20_Contents">88.36%</text:p>
          </table:table-cell>
          <table:table-cell table:style-name="Table1.A2" office:value-type="string">
            <text:p text:style-name="Table_20_Contents">93.00%</text:p>
          </table:table-cell>
          <table:table-cell table:style-name="Table1.A2" office:value-type="string">
            <text:p text:style-name="P15">90.62%</text:p>
          </table:table-cell>
          <table:table-cell table:style-name="Table1.A2" office:value-type="string">
            <text:p text:style-name="Table_20_Contents">92.61%</text:p>
          </table:table-cell>
          <table:table-cell table:style-name="Table1.A2" office:value-type="string">
            <text:p text:style-name="Table_20_Contents">87.75%</text:p>
          </table:table-cell>
          <table:table-cell table:style-name="Table1.H2" office:value-type="string">
            <text:p text:style-name="Table_20_Contents">90.12%</text:p>
          </table:table-cell>
        </table:table-row>
        <table:table-row>
          <table:table-cell table:style-name="Table1.A2" office:value-type="string">
            <text:p text:style-name="Table_20_Contents">UNIGRAMS<text:span text:style-name="T6">NB</text:span></text:p>
          </table:table-cell>
          <table:table-cell table:style-name="Table1.A2" office:value-type="string">
            <text:p text:style-name="Table_20_Contents">83.12%</text:p>
          </table:table-cell>
          <table:table-cell table:style-name="Table1.A2" office:value-type="string">
            <text:p text:style-name="Table_20_Contents">76.55%</text:p>
          </table:table-cell>
          <table:table-cell table:style-name="Table1.A2" office:value-type="string">
            <text:p text:style-name="P15">95.50%</text:p>
          </table:table-cell>
          <table:table-cell table:style-name="Table1.A2" office:value-type="string">
            <text:p text:style-name="Table_20_Contents">84.98%</text:p>
          </table:table-cell>
          <table:table-cell table:style-name="Table1.A2" office:value-type="string">
            <text:p text:style-name="P15">94.02%</text:p>
          </table:table-cell>
          <table:table-cell table:style-name="Table1.A2" office:value-type="string">
            <text:p text:style-name="Table_20_Contents">70.75%</text:p>
          </table:table-cell>
          <table:table-cell table:style-name="Table1.H2" office:value-type="string">
            <text:p text:style-name="P16">80.74%</text:p>
          </table:table-cell>
        </table:table-row>
        <table:table-row>
          <table:table-cell table:style-name="Table1.A2" office:value-type="string">
            <text:p text:style-name="Table_20_Contents">BIGRAMS<text:span text:style-name="T1">+</text:span><text:span text:style-name="T6">NB</text:span></text:p>
          </table:table-cell>
          <table:table-cell table:style-name="Table1.A2" office:value-type="string">
            <text:p text:style-name="Table_20_Contents">88.62%</text:p>
          </table:table-cell>
          <table:table-cell table:style-name="Table1.A2" office:value-type="string">
            <text:p text:style-name="Table_20_Contents">84.56%</text:p>
          </table:table-cell>
          <table:table-cell table:style-name="Table1.A2" office:value-type="string">
            <text:p text:style-name="Table_20_Contents">94.50%</text:p>
          </table:table-cell>
          <table:table-cell table:style-name="Table1.A2" office:value-type="string">
            <text:p text:style-name="Table_20_Contents">89.26%</text:p>
          </table:table-cell>
          <table:table-cell table:style-name="Table1.A2" office:value-type="string">
            <text:p text:style-name="Table_20_Contents">93.77%</text:p>
          </table:table-cell>
          <table:table-cell table:style-name="Table1.A2" office:value-type="string">
            <text:p text:style-name="Table_20_Contents">82.75%</text:p>
          </table:table-cell>
          <table:table-cell table:style-name="Table1.H2" office:value-type="string">
            <text:p text:style-name="Table_20_Contents">87.92%</text:p>
          </table:table-cell>
        </table:table-row>
        <table:table-row>
          <table:table-cell table:style-name="Table1.A2" office:value-type="string">
            <text:p text:style-name="Table_20_Contents">TRIGRAMS<text:span text:style-name="T1">+</text:span><text:span text:style-name="T6">SVM</text:span></text:p>
          </table:table-cell>
          <table:table-cell table:style-name="Table1.A2" office:value-type="string">
            <text:p text:style-name="Table_20_Contents">90.00%</text:p>
          </table:table-cell>
          <table:table-cell table:style-name="Table1.A2" office:value-type="string">
            <text:p text:style-name="Table_20_Contents">87.38%</text:p>
          </table:table-cell>
          <table:table-cell table:style-name="Table1.A2" office:value-type="string">
            <text:p text:style-name="Table_20_Contents">93.50%</text:p>
          </table:table-cell>
          <table:table-cell table:style-name="Table1.A2" office:value-type="string">
            <text:p text:style-name="Table_20_Contents">90.34%</text:p>
          </table:table-cell>
          <table:table-cell table:style-name="Table1.A2" office:value-type="string">
            <text:p text:style-name="Table_20_Contents">93.01%</text:p>
          </table:table-cell>
          <table:table-cell table:style-name="Table1.A2" office:value-type="string">
            <text:p text:style-name="Table_20_Contents">86.50%</text:p>
          </table:table-cell>
          <table:table-cell table:style-name="Table1.H2" office:value-type="string">
            <text:p text:style-name="Table_20_Contents">89.64%</text:p>
          </table:table-cell>
        </table:table-row>
      </table:table>
      <text:p text:style-name="Standard"><text:span text:style-name="T10"/></text:p>
      <text:p text:style-name="Standard"><text:span text:style-name="T10">Table: Automated classiﬁer performance for the approaches based on nested 5-fold cross-validation experiments. Reported precision, recall and F-score are computed using a micro-average, i.e., from the aggregate true positive, false positive and false negative rates, as suggested by Forman and Scholz (2009).</text:span></text:p>
      <text:p text:style-name="Standard"/>
      <text:p text:style-name="P1">Languages and tools used</text:p>
      <text:p text:style-name="Standard"><text:span text:style-name="T9">Python:</text:span> For programming the whole task </text:p>
      <text:p text:style-name="Standard"><text:span text:style-name="T9">NLTK:</text:span> For tokenizing, generating N-Grams and POS tags and calculating Frequency distribution. Also for performing naïve Bayes classification</text:p>
      <text:p text:style-name="Standard"><text:span text:style-name="T9">SVMLight:</text:span> Since the built-in SVM provided with NLTK didn't scale enough for the task, svmlight tool was used. svm_learn and svm_classify were called as external processes</text:p>
      <text:p text:style-name="Standard"><text:span text:style-name="T9">Bash:</text:span> For driving the n-gram SVM based classification process (calling individual python scripts)</text:p>
      <text:p text:style-name="P1"/>
      <text:p text:style-name="P1"/>
      <text:p text:style-name="P1">Description of the implementation of each classification process</text:p>
      <text:p text:style-name="P2">I wrote generic code for all N-Gram task so that given a particular natural number n, it generates 1-gram, 2-grams....n-grams and performs the classification based on n-gram+ using either SVMLight or NLTK-NB, depending on the task at hand.</text:p>
      <text:p text:style-name="P2"/>
      <text:p text:style-name="P1">SVM (ngram and POS)</text:p>
      <text:p text:style-name="P2">To be called as</text:p>
      <text:p text:style-name="P4">./project_driver.sh $N </text:p>
      <text:p text:style-name="P2">Where $N represents the number <text:span text:style-name="T10">n </text:span><text:span text:style-name="T12">in </text:span><text:span text:style-name="T10">n-gram. </text:span><text:span text:style-name="T12">For POSsvm, let $N be 0</text:span></text:p>
      <text:p text:style-name="P2"><text:span text:style-name="T12"/></text:p>
      <text:p text:style-name="P2"><text:span text:style-name="T12">The project driver generates the training and test files for nested cross-validation, runs nested cross-validation, selects the best C value and tests that fold with that C. It generates report and displays the accuracy, precision, recall and f-score for each fold as well as the micro-average report for that run.</text:span></text:p>
      <text:p text:style-name="P1"><text:span text:style-name="T12"/></text:p>
      <text:p text:style-name="P1"><text:soft-page-break/><text:span text:style-name="T12">Feature sets used</text:span></text:p>
      <text:p text:style-name="P2"><text:span text:style-name="T12">For a given N-Gram sequence (E.g. a pair of tokens in case of bigram), the </text:span><text:span text:style-name="T11">normalized TF-IDF </text:span><text:span text:style-name="T12">value is used as the feature value and the given n-gram sequence is the feature. The normalized TF-IDF is calculated as </text:span></text:p>
      <text:p text:style-name="P2"><text:span text:style-name="T12"/></text:p>
      <text:p text:style-name="P4">Freq[ngram]/maxFd * math.log(TOT_NUM_DOCS/df[ngram])</text:p>
      <text:p text:style-name="P4"/>
      <text:p text:style-name="P2"><text:span text:style-name="T12">where ngram is the ngram sequence, maxFd is the maximum frequency of any ngram sequence in that document, TOT_NUM_DOCS is the total number of docs and df[ngram] is the number of documents containing that ngram sequence.</text:span></text:p>
      <text:p text:style-name="P2"><text:span text:style-name="T12"/></text:p>
      <text:p text:style-name="P2"><text:span text:style-name="T12">For POS based classification, each POS is considered as a unigram feature and the same algorithm that was used for UNIGRAM</text:span><text:span text:style-name="T8">SVM </text:span><text:span text:style-name="T3">is used.</text:span></text:p>
      <text:p text:style-name="P2"><text:span text:style-name="T3"/></text:p>
      <text:p text:style-name="P2"><text:span text:style-name="T3">The best value for parameter C that were generated by the nested cross-validation code are</text:span></text:p>
      <text:p text:style-name="P4"><text:span text:style-name="T2"/></text:p>
      <text:p text:style-name="P2"><text:span text:style-name="T3"><text:s/></text:span></text:p>
      <table:table table:name="Table3" table:style-name="Table3">
        <table:table-column table:style-name="Table3.A" table:number-columns-repeated="3"/>
        <table:table-row table:style-name="Table3.1">
          <table:table-cell table:style-name="Table3.A1" office:value-type="string">
            <text:p text:style-name="P2"><text:span text:style-name="T3">Unigram</text:span></text:p>
          </table:table-cell>
          <table:table-cell table:style-name="Table3.A1" office:value-type="string">
            <text:p text:style-name="P2"><text:span text:style-name="T3">Bigram </text:span></text:p>
            <text:p text:style-name="P2"><text:span text:style-name="T3"/></text:p>
          </table:table-cell>
          <table:table-cell table:style-name="Table3.C1" office:value-type="string">
            <text:p text:style-name="P2"><text:span text:style-name="T3">Trigram </text:span></text:p>
            <text:p text:style-name="P2"><text:span text:style-name="T3"/></text:p>
          </table:table-cell>
        </table:table-row>
        <table:table-row>
          <table:table-cell table:style-name="Table3.A2" office:value-type="string">
            <text:p text:style-name="P2"><text:span text:style-name="T3">Fold 0 : 0.0</text:span></text:p>
            <text:p text:style-name="P2"><text:span text:style-name="T3">Fold 1 : 0.0</text:span></text:p>
            <text:p text:style-name="P2"><text:span text:style-name="T3">Fold 2 : 0.0</text:span></text:p>
            <text:p text:style-name="P2"><text:span text:style-name="T3">Fold 3 : 0.1</text:span></text:p>
            <text:p text:style-name="P2"><text:span text:style-name="T3">Fold 4 : 0.0</text:span></text:p>
          </table:table-cell>
          <table:table-cell table:style-name="Table3.A2" office:value-type="string">
            <text:p text:style-name="P2"><text:span text:style-name="T3">Fold 0 : 0.1</text:span></text:p>
            <text:p text:style-name="P2"><text:span text:style-name="T3">Fold 1 : 0.1</text:span></text:p>
            <text:p text:style-name="P2"><text:span text:style-name="T3">Fold 2 : 0.0</text:span></text:p>
            <text:p text:style-name="P2"><text:span text:style-name="T3">Fold 3 : 0.0</text:span></text:p>
            <text:p text:style-name="P2"><text:span text:style-name="T3">Fold 4 : 0.1</text:span></text:p>
          </table:table-cell>
          <table:table-cell table:style-name="Table3.C2" office:value-type="string">
            <text:p text:style-name="P2"><text:span text:style-name="T3">Fold 0 : 0.1</text:span></text:p>
            <text:p text:style-name="P2"><text:span text:style-name="T3">Fold 1 : 0.1</text:span></text:p>
            <text:p text:style-name="P2"><text:span text:style-name="T3">Fold 2 : 0.1</text:span></text:p>
            <text:p text:style-name="P2"><text:span text:style-name="T3">Fold 3 : 0.1</text:span></text:p>
            <text:p text:style-name="P2"><text:span text:style-name="T3">Fold 4 : 0.1</text:span></text:p>
          </table:table-cell>
        </table:table-row>
      </table:table>
      <text:p text:style-name="P2"><text:span text:style-name="T3"/></text:p>
      <text:p text:style-name="P2"><text:span text:style-name="T3">Note: These values can be obtained by running the following command after having run the project driver</text:span></text:p>
      <text:p text:style-name="P2"><text:span text:style-name="T3"/></text:p>
      <text:p text:style-name="P4"><text:span text:style-name="T3">grep -o "For fold . : ......." svm_in_out/svmlight_output_$N_gram</text:span></text:p>
      <text:p text:style-name="P2"><text:span text:style-name="T3"/></text:p>
      <text:p text:style-name="P2"><text:span text:style-name="T3"/></text:p>
      <text:p text:style-name="P1"><text:span text:style-name="T3">Naive Bayes Classifier</text:span></text:p>
      <text:p text:style-name="P1"><text:span text:style-name="T3"/></text:p>
      <text:p text:style-name="P6"><text:span text:style-name="T2">To be invoked as </text:span></text:p>
      <text:p text:style-name="P6"><text:span text:style-name="T2"/></text:p>
      <text:p text:style-name="P4"><text:span text:style-name="T2">python nb_reader $N</text:span></text:p>
      <text:p text:style-name="P6"><text:span text:style-name="T2">where $N is as was used for SVM. The program performs the 5-fold cross-validation and prints the performance result in exactly the same way as was done for SVM.</text:span></text:p>
      <text:p text:style-name="P6"><text:span text:style-name="T2"/></text:p>
      <text:p text:style-name="P6"><text:span text:style-name="T2">Selection of feature set was done using a mixture of TF-IDF and Bag-of-ngrams. The following algorithm was used </text:span></text:p>
      <text:p text:style-name="P6"><text:span text:style-name="T2"/></text:p>
      <text:p text:style-name="P10"><text:span text:style-name="T2"><text:s text:c="2"/>val = int(ufd[ngramtype] * math.log(TOT_NUM_DOCS/df[ngramtype]));</text:span></text:p>
      <text:p text:style-name="P10"><text:span text:style-name="T2"><text:s text:c="2"/>if val != 0:</text:span></text:p>
      <text:p text:style-name="P10"><text:span text:style-name="T2"><text:s text:c="6"/>features[ngramtype] = <text:s/>1</text:span></text:p>
      <text:p text:style-name="P6"><text:soft-page-break/><text:span text:style-name="T2"/></text:p>
      <text:p text:style-name="P6"><text:span text:style-name="T2">This is to make sure that those ngrams that occur in most of the documents are not given weightage, while the fact that an ngram occurs is considered more significant than the exact number of occurrence of the ngram (since NB classifier considers feature+value itself as a feature).</text:span></text:p>
      <text:p text:style-name="P6"><text:span text:style-name="T2"/></text:p>
      <text:p text:style-name="P6"><text:span text:style-name="T2">Since NLTK NB as well as SVMLight don'tignores any new ngram that it encounters in the test document. Hence some deviation can be observed in the performance when compared to that in the paper.</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2"><text:soft-page-break/><text:span text:style-name="T2">Task 2 (Deceptive review that is difficult for humans to detect)</text:span></text:p>
      <text:p text:style-name="P11"><text:span text:style-name="T2"/></text:p>
      <text:p text:style-name="P12"><text:span text:style-name="T2"/></text:p>
      <text:p text:style-name="P6"><text:span text:style-name="T2">This is the review that I have written, which deceives most of the humans into believing it is true. But our trained classifiers detect it as being deceptive.</text:span></text:p>
      <text:p text:style-name="P3"><text:span text:style-name="T2"/></text:p>
      <text:p text:style-name="P3"><text:span text:style-name="T2">I stayed in Hilton for two days and I was quite satisfied with it. Despite being very inexpensive, the hotel was of <text:s/>good quality. Lake Superior was beautiful and the sunrise over the lake was just spectacular. In addition to many other amenities, the luxurious pools were an added plus. The lush bathrooms and spa center and the luxurious bedroom made my stay worth the $256 that I spent. The staff were very courteous and attentive and the mushroom pizza I was offered on the first day deserves a special mention. They also have this custom of offering exquisite wine to new guests, by which I was very impressed. I travel very often and so far I have been staying in other hotels. Next time I travel to Chicago, I will make sure I stay in this hotel and I highly recommend this hotel to anyone traveling to Chicago. Thank you for a great stay!</text:span></text:p>
      <text:p text:style-name="P13"><text:span text:style-name="T2"/></text:p>
      <text:p text:style-name="P13"><text:span text:style-name="T2">Reasons why I think it will fool humans</text:span></text:p>
      <text:p text:style-name="P13"><text:span text:style-name="T2"/></text:p>
      <text:list xml:id="list535951644" text:style-name="L1">
        <text:list-item>
          <text:p text:style-name="P7"><text:span text:style-name="T2">It starts off with a moderate tone – </text:span><text:span text:style-name="T4">quite satisfied, inexpensive, good quality</text:span><text:span text:style-name="T2">. Doesn't seem suspicious at all. No explicit use of superlatives.</text:span></text:p>
        </text:list-item>
        <text:list-item>
          <text:p text:style-name="P7"><text:span text:style-name="T2">The reviewer talks in first person, and that increases the credibility, like the paper mentions.</text:span></text:p>
        </text:list-item>
        <text:list-item>
          <text:p text:style-name="P7"><text:span text:style-name="T2">It is specific – It talks about Lake Superior, sunrise, pools, spa center, mushroom pizza and welcome wine. Specificity makes the review convincing.</text:span></text:p>
          <text:p text:style-name="P7"><text:span text:style-name="T2"/></text:p>
        </text:list-item>
      </text:list>
      <text:p text:style-name="P6"><text:span text:style-name="T2">All in all, the reviewer makes it sound convincing enough for a reader to believe him.</text:span></text:p>
      <text:p text:style-name="P13"><text:span text:style-name="T2"/></text:p>
      <text:p text:style-name="P13"><text:span text:style-name="T2">However, the classifiers have found it out and these are why I think they did</text:span></text:p>
      <text:p text:style-name="P13"><text:span text:style-name="T2"/></text:p>
      <text:list xml:id="list1297987755" text:style-name="L2">
        <text:list-item>
          <text:p text:style-name="P8"><text:span text:style-name="T2">Over use of first person pronouns fools humans, but actually makes the classifier think that it deceptive. The paper discusses the reason why first person pronoun appears more in deceptive reviews, contrary to what our intuition says. Another dimension I could provide to this observation is that the probability of people traveling alone and staying at a hotel is far lower than the probability of them traveling in groups, either with business partners or with family. So the use of first person pronoun will steer the review in deceptive direction.</text:span></text:p>
        </text:list-item>
        <text:list-item>
          <text:p text:style-name="P8"><text:span text:style-name="T2">It doesn't explicitly use superlatives or interjections, which causes it to appear less suspicious to humans. However, the hyperbole employed in this review is subtle and are capable of passing human judgment. E.g., spectacular, added plus, lush, luxurious, very impressed, highly impressed, special mention. Moreover, paid or careful reviewers are more likely to use such adjectives to make it look more credible, which will make the classifier aware of such adjectives as deceptive cues.</text:span></text:p>
        </text:list-item>
        <text:list-item>
          <text:p text:style-name="P8"><text:span text:style-name="T2">It is specific, but it might be wrongly specific. It could be mentioning specific items that no other truthful reviewers have mentioned</text:span></text:p>
          <text:p text:style-name="P8"><text:span text:style-name="T2"/></text:p>
        </text:list-item>
      </text:list>
      <text:p text:style-name="P6"><text:span text:style-name="T2"/></text:p>
      <text:p text:style-name="P6"><text:soft-page-break/><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ask 3 (Bonus Task)</text:span></text:p>
      <text:p text:style-name="P6"><text:span text:style-name="T2"/></text:p>
      <text:p text:style-name="P6"><text:span text:style-name="T2">As specified in the table below, I also tried using POS themselves as features, alongside ngrams. My rationale was that while the ngrams would consider the occurrence of those specific ngrams and the sequence in which the tokens would occur exactly, using POS themselves as feature would give some more information to the classifier, about the frequency and sequence of the POS in a document. Also, if an ngram occurs in the test that doesn't occur in the training set and smoothing is used, it doesn't </text:span><text:soft-page-break/><text:span text:style-name="T2">consider the actual word, instead treating it as </text:span><text:span text:style-name="T4">some-unknown word, </text:span><text:span text:style-name="T2">unlike it's POS which does have a semantic relationship with the actual word. <text:s/>This is similar to the backoff technique, only that instead of backing off to an (n-1)gram, we backoff to its POS tag.</text:span></text:p>
      <text:p text:style-name="P6"><text:span text:style-name="T2">So while the usage of POS alone would overfit the training set and usage of ngram+ would be useful if the words in the test set are a subset of the words in the training set, POS+NGRAM</text:span><text:span text:style-name="T1">+</text:span><text:span text:style-name="T2"> would have the benefit of the specificity of the ngram approach while being able to retrieve some information from the new ngrams that occur in the test set.</text:span></text:p>
      <text:p text:style-name="P6"><text:span text:style-name="T2"/></text:p>
      <text:p text:style-name="P6"><text:span text:style-name="T2">This feature can be activated by commenting line 120 and uncommenting line 121 in nlp_common</text:span><text:span text:style-name="T5">.py</text:span></text:p>
      <text:p text:style-name="P6"><text:span text:style-name="T2"><text:s/></text:span></text:p>
      <text:p text:style-name="P10"><text:span text:style-name="T2"><text:s/>120 <text:s text:c="4"/>#if CLASSIFIER_TYPE is "POS":</text:span></text:p>
      <text:p text:style-name="P10"><text:span text:style-name="T2"><text:s/>121 <text:s text:c="4"/>if N_IN_NGRAM == 1:</text:span></text:p>
      <text:p text:style-name="P6"><text:span text:style-name="T2"><text:s/></text:span></text:p>
      <text:p text:style-name="P6"><text:span text:style-name="T2">As observed in the table below, the performance measures (of those in bold) are higher <text:s/>than the best SVM based approaches that are tabulated in the first page.</text:span></text:p>
      <text:p text:style-name="P6"><text:span text:style-name="T2"/></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B"/>
        <table:table-row>
          <table:table-cell table:style-name="Table4.A1" office:value-type="string">
            <text:p text:style-name="Table_20_Contents">Features</text:p>
          </table:table-cell>
          <table:table-cell table:style-name="Table4.A1" office:value-type="string">
            <text:p text:style-name="Table_20_Contents">Accuracy</text:p>
          </table:table-cell>
          <table:table-cell table:style-name="Table4.A1" table:number-columns-spanned="3" office:value-type="string">
            <text:p text:style-name="P9">Truthful</text:p>
          </table:table-cell>
          <table:covered-table-cell/>
          <table:covered-table-cell/>
          <table:table-cell table:style-name="Table4.F1" table:number-columns-spanned="3" office:value-type="string">
            <text:p text:style-name="P17">Deceptive</text:p>
          </table:table-cell>
          <table:covered-table-cell/>
          <table:covered-table-cell/>
        </table:table-row>
        <table:table-row>
          <table:table-cell table:style-name="Table4.A2" office:value-type="string">
            <text:p text:style-name="Table_20_Contents">POS<text:span text:style-name="T7"> </text:span>+ UNIGRAMS<text:span text:style-name="T6">SVM</text:span></text:p>
          </table:table-cell>
          <table:table-cell table:style-name="Table4.A2" office:value-type="string">
            <text:p text:style-name="Table_20_Contents">89.38%</text:p>
          </table:table-cell>
          <table:table-cell table:style-name="Table4.A2" office:value-type="string">
            <text:p text:style-name="P15">91.56%</text:p>
          </table:table-cell>
          <table:table-cell table:style-name="Table4.A2" office:value-type="string">
            <text:p text:style-name="Table_20_Contents">86.75%</text:p>
          </table:table-cell>
          <table:table-cell table:style-name="Table4.A2" office:value-type="string">
            <text:p text:style-name="Table_20_Contents">89.09%</text:p>
          </table:table-cell>
          <table:table-cell table:style-name="Table4.A2" office:value-type="string">
            <text:p text:style-name="Table_20_Contents">87.41%</text:p>
          </table:table-cell>
          <table:table-cell table:style-name="Table4.A2" office:value-type="string">
            <text:p text:style-name="P15">92.00%</text:p>
          </table:table-cell>
          <table:table-cell table:style-name="Table4.H2" office:value-type="string">
            <text:p text:style-name="Table_20_Contents">89.65%</text:p>
          </table:table-cell>
        </table:table-row>
        <table:table-row>
          <table:table-cell table:style-name="Table4.A2" office:value-type="string">
            <text:p text:style-name="Table_20_Contents">POS + BIGRAMS<text:span text:style-name="T1">+</text:span><text:span text:style-name="T6">SVM</text:span></text:p>
          </table:table-cell>
          <table:table-cell table:style-name="Table4.A2" office:value-type="string">
            <text:p text:style-name="P15">90.62%</text:p>
          </table:table-cell>
          <table:table-cell table:style-name="Table4.A2" office:value-type="string">
            <text:p text:style-name="Table_20_Contents">90.32%</text:p>
          </table:table-cell>
          <table:table-cell table:style-name="Table4.A2" office:value-type="string">
            <text:p text:style-name="Table_20_Contents">91.00%</text:p>
          </table:table-cell>
          <table:table-cell table:style-name="Table4.A2" office:value-type="string">
            <text:p text:style-name="Table_20_Contents">90.66%</text:p>
          </table:table-cell>
          <table:table-cell table:style-name="Table4.A2" office:value-type="string">
            <text:p text:style-name="Table_20_Contents">90.93%</text:p>
          </table:table-cell>
          <table:table-cell table:style-name="Table4.A2" office:value-type="string">
            <text:p text:style-name="Table_20_Contents">90.25%</text:p>
          </table:table-cell>
          <table:table-cell table:style-name="Table4.H2" office:value-type="string">
            <text:p text:style-name="Table_20_Contents">90.59%</text:p>
          </table:table-cell>
        </table:table-row>
        <table:table-row>
          <table:table-cell table:style-name="Table4.A2" office:value-type="string">
            <text:p text:style-name="Table_20_Contents">POS + TRIGRAMS<text:span text:style-name="T1">+</text:span><text:span text:style-name="T6">SVM</text:span></text:p>
          </table:table-cell>
          <table:table-cell table:style-name="Table4.A2" office:value-type="string">
            <text:p text:style-name="Table_20_Contents">90.50%</text:p>
          </table:table-cell>
          <table:table-cell table:style-name="Table4.A2" office:value-type="string">
            <text:p text:style-name="Table_20_Contents">88.76%</text:p>
          </table:table-cell>
          <table:table-cell table:style-name="Table4.A2" office:value-type="string">
            <text:p text:style-name="Table_20_Contents">92.75%</text:p>
          </table:table-cell>
          <table:table-cell table:style-name="Table4.A2" office:value-type="string">
            <text:p text:style-name="P15">90.71%</text:p>
          </table:table-cell>
          <table:table-cell table:style-name="Table4.A2" office:value-type="string">
            <text:p text:style-name="Table_20_Contents">92.41%</text:p>
          </table:table-cell>
          <table:table-cell table:style-name="Table4.A2" office:value-type="string">
            <text:p text:style-name="Table_20_Contents">88.25%</text:p>
          </table:table-cell>
          <table:table-cell table:style-name="Table4.H2" office:value-type="string">
            <text:p text:style-name="Table_20_Contents">90.28%</text:p>
          </table:table-cell>
        </table:table-row>
      </table:table>
      <text:p text:style-name="P5">Table: Automated classiﬁer performance for the approaches based on nested 5-fold cross-validation experiments. Reported precision, recall and F-score are computed using a micro-average, i.e., from the aggregate true positive, false positive and false negative rates, as suggested by Forman and Schol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ypewriter" svg:font-family="Typewriter" style:font-family-generic="moder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LP First Assignment</text:p>
        <text:p text:style-name="MP1">Jagat Sastry Pudipeddi (SB ID 10872102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gat </meta:initial-creator>
    <meta:creation-date>2012-09-24T02:14:14</meta:creation-date>
    <dc:date>2012-09-24T21:19:26</dc:date>
    <dc:creator>Jagat </dc:creator>
    <meta:editing-duration>PT18H52M42S</meta:editing-duration>
    <meta:editing-cycles>15</meta:editing-cycles>
    <meta:generator>LibreOffice/3.5$Linux_X86_64 LibreOffice_project/350m1$Build-2</meta:generator>
    <meta:document-statistic meta:table-count="3" meta:image-count="0" meta:object-count="0" meta:page-count="6" meta:paragraph-count="170" meta:word-count="1496" meta:character-count="7352" meta:non-whitespace-character-count="7554"/>
  </office:meta>
</office:document-meta>
</file>